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705" officeooo:paragraph-rsid="00093705"/>
    </style:style>
    <style:style style:name="P2" style:family="paragraph" style:parent-style-name="Standard">
      <style:text-properties officeooo:rsid="000a9218" officeooo:paragraph-rsid="000a9218"/>
    </style:style>
    <style:style style:name="P3" style:family="paragraph" style:parent-style-name="Standard">
      <style:text-properties officeooo:rsid="000be10d" officeooo:paragraph-rsid="000be10d"/>
    </style:style>
    <style:style style:name="P4" style:family="paragraph" style:parent-style-name="Standard">
      <style:text-properties officeooo:rsid="000daa30" officeooo:paragraph-rsid="000daa30"/>
    </style:style>
    <style:style style:name="P5" style:family="paragraph" style:parent-style-name="Standard">
      <style:text-properties officeooo:rsid="000dcb76" officeooo:paragraph-rsid="000dcb76"/>
    </style:style>
    <style:style style:name="P6" style:family="paragraph" style:parent-style-name="Standard">
      <style:text-properties officeooo:rsid="000f3160" officeooo:paragraph-rsid="000f3160"/>
    </style:style>
    <style:style style:name="P7" style:family="paragraph" style:parent-style-name="Standard">
      <style:text-properties officeooo:rsid="000f3160" officeooo:paragraph-rsid="000f3160"/>
    </style:style>
    <style:style style:name="P8" style:family="paragraph" style:parent-style-name="Standard">
      <style:text-properties officeooo:rsid="00123b0d" officeooo:paragraph-rsid="00123b0d"/>
    </style:style>
    <style:style style:name="P9" style:family="paragraph" style:parent-style-name="Standard">
      <style:text-properties officeooo:rsid="000daa30" officeooo:paragraph-rsid="000daa30"/>
    </style:style>
    <style:style style:name="P10" style:family="paragraph" style:parent-style-name="Standard">
      <style:text-properties officeooo:rsid="000daa30" officeooo:paragraph-rsid="00123b0d"/>
    </style:style>
    <style:style style:name="P11" style:family="paragraph" style:parent-style-name="Standard">
      <style:text-properties officeooo:rsid="00093705" officeooo:paragraph-rsid="00093705"/>
    </style:style>
    <style:style style:name="P12" style:family="paragraph" style:parent-style-name="Standard">
      <style:text-properties officeooo:rsid="001416a4" officeooo:paragraph-rsid="001416a4"/>
    </style:style>
    <style:style style:name="P13" style:family="paragraph" style:parent-style-name="Standard">
      <style:text-properties officeooo:rsid="000daa30" officeooo:paragraph-rsid="000daa30" fo:background-color="#fff200"/>
    </style:style>
    <style:style style:name="P14" style:family="paragraph" style:parent-style-name="Standard">
      <style:text-properties officeooo:rsid="001416a4" officeooo:paragraph-rsid="001416a4" fo:background-color="transparent"/>
    </style:style>
    <style:style style:name="T1" style:family="text">
      <style:text-properties officeooo:rsid="000a9218"/>
    </style:style>
    <style:style style:name="T2" style:family="text">
      <style:text-properties officeooo:rsid="000d4116"/>
    </style:style>
    <style:style style:name="T3" style:family="text">
      <style:text-properties officeooo:rsid="000daa30"/>
    </style:style>
    <style:style style:name="T4" style:family="text">
      <style:text-properties officeooo:rsid="000dcb76"/>
    </style:style>
    <style:style style:name="T5" style:family="text">
      <style:text-properties officeooo:rsid="000f3160"/>
    </style:style>
    <style:style style:name="T6" style:family="text">
      <style:text-properties officeooo:rsid="00108726"/>
    </style:style>
    <style:style style:name="T7" style:family="text">
      <style:text-properties officeooo:rsid="00123b0d"/>
    </style:style>
    <style:style style:name="T8" style:family="text">
      <style:text-properties officeooo:rsid="001416a4"/>
    </style:style>
    <style:style style:name="T9" style:family="text">
      <style:text-properties fo:background-color="#fff200" loext:char-shading-value="0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&lt;program&gt; ::= &lt;stmts&gt;</text:span></text:p>
      <text:p text:style-name="P12"><text:span text:style-name="T10"/></text:p>
      <text:p text:style-name="P12"><text:span text:style-name="T10">&lt;stmts&gt; </text:span>::= &lt;stmt&gt;; | &lt;stmt&gt;; &lt;stmts&gt; | &lt;comment&gt;&lt;stmts&gt; | &lt;stmts&gt;&lt;comment&gt;</text:p>
      <text:p text:style-name="P12"/>
      <text:p text:style-name="P12">&lt;stmt&gt; ::= &lt;assn_stmt&gt; | &lt;if_stmt&gt; | &lt;do_while_stmt&gt; | </text:p>
      <text:p text:style-name="P12"><text:tab/> <text:s text:c="4"/>&lt;for_stmt&gt; | <text:span text:style-name="T5">&lt;return_stmt&gt; </text:span>| &lt;while_stmt&gt; | </text:p>
      <text:p text:style-name="P12"><text:tab/> <text:s text:c="4"/><text:span text:style-name="T4">&lt;input_stmt&gt; </text:span>| <text:s/><text:span text:style-name="T4">&lt;output_stmt&gt; </text:span>| &lt;function_stmt&gt;</text:p>
      <text:p text:style-name="P1"/>
      <text:p text:style-name="P1">&lt;identifier&gt; ::= &lt;identifier&gt;&lt;letter&gt; | &lt;letter&gt; | &lt;identifier&gt;&lt;digit&gt;</text:p>
      <text:p text:style-name="P1">&lt;letter&gt; ::= _ | a | b | c | d | e .. <text:span text:style-name="T1">| A | B | C ...</text:span></text:p>
      <text:p text:style-name="P1">&lt;digit&gt; <text:s/>::= <text:span text:style-name="T1">0 | </text:span>1 | 2 | 3 …</text:p>
      <text:p text:style-name="P1"/>
      <text:p text:style-name="P2">&lt;assn_<text:span text:style-name="T3">stmt</text:span>&gt; ::= &lt;identifier&gt; = <text:span text:style-name="T2">&lt;expression&gt;</text:span></text:p>
      <text:p text:style-name="P2"/>
      <text:p text:style-name="P4"><text:span text:style-name="T10">&lt;expression&gt;</text:span> ::= &lt;identifier&gt; |</text:p>
      <text:p text:style-name="P4"><text:tab/><text:tab/> <text:s text:c="4"/>&lt;const&gt; |</text:p>
      <text:p text:style-name="P10"><text:tab/><text:tab/> <text:s text:c="4"/><text:span text:style-name="T7">&lt;function_call&gt; |</text:span></text:p>
      <text:p text:style-name="P10"><text:tab/><text:tab/> <text:s text:c="4"/><text:span text:style-name="T6">&lt;builtin_variable&gt; |</text:span></text:p>
      <text:p text:style-name="P4"><text:tab/><text:tab/> <text:s text:c="4"/>&lt;expression&gt; &lt;operator&gt; &lt;expression&gt; </text:p>
      <text:p text:style-name="P4"/>
      <text:p text:style-name="P4">&lt;operator&gt; ::= + | - | * | / | ** | % | &gt;&gt; | &gt;&gt;&gt; | &lt;&lt; | &lt;&lt;&lt;</text:p>
      <text:p text:style-name="P4"/>
      <text:p text:style-name="P13">&lt;const&gt; ::= signed integer</text:p>
      <text:p text:style-name="P4"/>
      <text:p text:style-name="P4">&lt;bool_expression&gt; ::= &lt;expression&gt; &lt;relational_op&gt; &lt;expression&gt; |</text:p>
      <text:p text:style-name="P4"><text:tab/><text:tab/><text:tab/> <text:s/>&lt;expression&gt;</text:p>
      <text:p text:style-name="P4"/>
      <text:p text:style-name="P4"><text:s/>&lt;relational_op&gt; ::= &lt; | &gt; | == | != | &lt;= | &gt;=</text:p>
      <text:p text:style-name="P4"/>
      <text:p text:style-name="P4">&lt;if_stmt&gt; ::= if (&lt;bool_expression&gt;) {&lt;stmts&gt;} | </text:p>
      <text:p text:style-name="P4"><text:tab/> <text:s text:c="10"/>if (&lt;bool_expression&gt;) {&lt;stmts&gt;} else {&lt;stmts&gt;}</text:p>
      <text:p text:style-name="P4"/>
      <text:p text:style-name="P4"><text:span text:style-name="T8">&lt;for_stmt&gt; ::= </text:span>for (&lt;assn_stmt&gt;; &lt;bool_expression&gt;; &lt;stmt&gt;) <text:span text:style-name="T4">{&lt;stmts&gt;}</text:span></text:p>
      <text:p text:style-name="P5"><text:span text:style-name="T8">&lt;while_stmt&gt; ::= </text:span>while (<text:span text:style-name="T3">&lt;bool_expression&gt;</text:span>) {&lt;stmts&gt;}</text:p>
      <text:p text:style-name="P5"><text:span text:style-name="T8">&lt;do_while_stmt&gt; ::= </text:span>do {&lt;stmts&gt;} while (<text:span text:style-name="T3">&lt;bool_expression&gt;</text:span>);</text:p>
      <text:p text:style-name="P5"/>
      <text:p text:style-name="P5">&lt;input_stmt&gt; ::= __scan(&lt;identifier&gt;)</text:p>
      <text:p text:style-name="P5">&lt;output_stmt&gt; ::= __print(&lt;expression&gt;)</text:p>
      <text:p text:style-name="P5"/>
      <text:p text:style-name="P5">&lt;function_<text:span text:style-name="T7">definition</text:span>&gt; ::= func &lt;<text:span text:style-name="T7">function_</text:span>identifier&gt;(<text:span text:style-name="T5">&lt;arguments&gt;</text:span>) <text:span text:style-name="T5">{&lt;stmts&gt;}</text:span></text:p>
      <text:p text:style-name="P8">&lt;function_identifier&gt; ::= &lt;identifier&gt;</text:p>
      <text:p text:style-name="P6">&lt;<text:span text:style-name="T7">function_</text:span>arguments&gt; ::= &lt;identifier&gt; |</text:p>
      <text:p text:style-name="P6"><text:tab/><text:tab/> <text:s text:c="3"/>&lt;identifier&gt;, &lt;arguments&gt;</text:p>
      <text:p text:style-name="P8">&lt;user_function_call&gt; ::= &lt;function_identifier&gt;(&lt;arguments&gt;)</text:p>
      <text:p text:style-name="P8">&lt;function_call&gt; ::= &lt;user_function_call&gt; | &lt;<text:span text:style-name="T8">builtin_function</text:span>&gt;</text:p>
      <text:p text:style-name="P12">&lt;function_stmt&gt; ::= &lt;function_call&gt;</text:p>
      <text:p text:style-name="P6">&lt;return_stmt&gt; ::= return &lt;expression&gt;</text:p>
      <text:p text:style-name="P6"/>
      <text:p text:style-name="P6">&lt;comment&gt; ::= /* &lt;string&gt; */</text:p>
      <text:p text:style-name="P6"><text:soft-page-break/>&lt;string&gt; ::= <text:span text:style-name="T7">&lt;string&gt;&lt;char&gt; | &lt;char&gt; | &lt;empty&gt;</text:span></text:p>
      <text:p text:style-name="P8"><text:span text:style-name="T10">&lt;char&gt; </text:span>::= any character</text:p>
      <text:p text:style-name="P8">&lt;empty&gt; ::= “”</text:p>
      <text:p text:style-name="P8"/>
      <text:p text:style-name="P8">&lt;builtin_variable&gt; ::= __incline | __altitude | __temperature |</text:p>
      <text:p text:style-name="P8"><text:tab/><text:tab/><text:tab/>__acceleration | __connection</text:p>
      <text:p text:style-name="P8"/>
      <text:p text:style-name="P8">&lt;builtin_function&gt; ::= __switch_camera() | __take_picture() |</text:p>
      <text:p text:style-name="P8"><text:tab/><text:tab/><text:tab/> __timer_start() | __timer_stop() | __timer_time() |</text:p>
      <text:p text:style-name="P8"><text:tab/><text:tab/><text:tab/>__connect() | __disconnect()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4:40:23.171597189</meta:creation-date>
    <dc:date>2020-10-14T19:46:31.841901508</dc:date>
    <meta:editing-duration>PT7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42" meta:character-count="1896" meta:non-whitespace-character-count="1617"/>
  </office:meta>
</office:document-meta>
</file>